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3" style:parent-style-name="Absatz-Standardschriftart" style:family="text">
      <style:text-properties style:font-name="Arial" style:font-name-complex="Arial" fo:font-size="12pt" style:font-size-asian="12pt" style:font-size-complex="12pt"/>
    </style:style>
    <style:style style:name="T4" style:parent-style-name="Hyperlink" style:family="text">
      <style:text-properties style:font-name="Arial" style:font-name-complex="Arial" style:use-window-font-color="true" fo:font-size="12pt" style:font-size-asian="12pt" style:font-size-complex="12pt" style:text-underline-type="none"/>
    </style:style>
    <style:style style:name="T5" style:parent-style-name="Hyperlink" style:family="text">
      <style:text-properties style:font-name="Arial" style:font-name-complex="Arial" style:use-window-font-color="true" fo:font-size="12pt" style:font-size-asian="12pt" style:font-size-complex="12pt" style:text-underline-type="none"/>
    </style:style>
    <style:style style:name="T6" style:parent-style-name="Absatz-Standardschriftart" style:family="text">
      <style:text-properties style:font-name="Arial" style:font-name-complex="Arial" fo:font-size="12pt" style:font-size-asian="12pt" style:font-size-complex="12pt"/>
    </style:style>
    <style:style style:name="T7" style:parent-style-name="Absatz-Standardschriftart" style:family="text">
      <style:text-properties style:font-name="Arial" style:font-name-complex="Arial" fo:font-size="12pt" style:font-size-asian="12pt" style:font-size-complex="12pt" fo:language="en" fo:country="CH"/>
    </style:style>
    <style:style style:name="T8" style:parent-style-name="Absatz-Standardschriftart" style:family="text">
      <style:text-properties style:font-name="Arial" style:font-name-complex="Arial" fo:font-size="12pt" style:font-size-asian="12pt" style:font-size-complex="12pt"/>
    </style:style>
    <style:style style:name="T9" style:parent-style-name="Hyperlink" style:family="text">
      <style:text-properties style:font-name="Arial" style:font-name-complex="Arial" style:use-window-font-color="true" fo:font-size="12pt" style:font-size-asian="12pt" style:font-size-complex="12pt" style:text-underline-type="none"/>
    </style:style>
    <style:style style:name="T10" style:parent-style-name="Absatz-Standardschriftart" style:family="text">
      <style:text-properties style:font-name="Arial" style:font-name-complex="Arial" fo:font-size="12pt" style:font-size-asian="12pt" style:font-size-complex="12pt"/>
    </style:style>
    <style:style style:name="T11" style:parent-style-name="Absatz-Standardschriftart" style:family="text">
      <style:text-properties style:font-name="Arial" style:font-name-complex="Arial" fo:font-size="12pt" style:font-size-asian="12pt" style:font-size-complex="12pt"/>
    </style:style>
    <style:style style:name="T12" style:parent-style-name="Absatz-Standardschriftart" style:family="text">
      <style:text-properties style:font-name="Arial" style:font-name-complex="Arial" fo:font-size="12pt" style:font-size-asian="12pt" style:font-size-complex="12pt"/>
    </style:style>
    <style:style style:name="P13" style:parent-style-name="Standard" style:family="paragraph">
      <style:text-properties style:font-name="Arial" style:font-name-complex="Arial" fo:font-size="12pt" style:font-size-asian="12pt" style:font-size-complex="12pt"/>
    </style:style>
    <style:style style:name="T14"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15" style:parent-style-name="Absatz-Standardschriftart" style:family="text">
      <style:text-properties style:font-name="Arial" style:font-name-complex="Arial" fo:color="#222222" fo:font-size="12pt" style:font-size-asian="12pt" style:font-size-complex="12pt" fo:background-color="#FFFFFF"/>
    </style:style>
    <style:style style:name="T16"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17" style:parent-style-name="Absatz-Standardschriftart" style:family="text">
      <style:text-properties style:font-name="Arial" style:font-name-complex="Arial" fo:color="#222222" fo:font-size="12pt" style:font-size-asian="12pt" style:font-size-complex="12pt" fo:background-color="#FFFFFF"/>
    </style:style>
    <style:style style:name="T18"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19" style:parent-style-name="Absatz-Standardschriftart" style:family="text">
      <style:text-properties style:font-name="Arial" style:font-name-complex="Arial" fo:color="#222222" fo:font-size="12pt" style:font-size-asian="12pt" style:font-size-complex="12pt" fo:background-color="#FFFFFF"/>
    </style:style>
    <style:style style:name="T20"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21" style:parent-style-name="Absatz-Standardschriftart" style:family="text">
      <style:text-properties style:font-name="Arial" style:font-name-complex="Arial" fo:color="#222222" fo:font-size="12pt" style:font-size-asian="12pt" style:font-size-complex="12pt" fo:background-color="#FFFFFF"/>
    </style:style>
    <style:style style:name="T22" style:parent-style-name="Absatz-Standardschriftart" style:family="text">
      <style:text-properties style:font-name="Arial" style:font-name-complex="Arial" fo:color="#222222" fo:font-size="12pt" style:font-size-asian="12pt" style:font-size-complex="12pt" fo:background-color="#FFFFFF"/>
    </style:style>
    <style:style style:name="T23"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24" style:parent-style-name="Absatz-Standardschriftart" style:family="text">
      <style:text-properties style:font-name="Arial" style:font-name-complex="Arial" fo:color="#222222" fo:font-size="12pt" style:font-size-asian="12pt" style:font-size-complex="12pt" fo:background-color="#FFFFFF"/>
    </style:style>
    <style:style style:name="T25"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26" style:parent-style-name="Absatz-Standardschriftart" style:family="text">
      <style:text-properties style:font-name="Arial" style:font-name-complex="Arial" fo:color="#222222" fo:font-size="12pt" style:font-size-asian="12pt" style:font-size-complex="12pt" fo:background-color="#FFFFFF"/>
    </style:style>
    <style:style style:name="T27"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28"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29" style:parent-style-name="Absatz-Standardschriftart" style:family="text">
      <style:text-properties style:font-name="Arial" style:font-name-complex="Arial" fo:font-size="12pt" style:font-size-asian="12pt" style:font-size-complex="12pt" fo:background-color="#FFFFFF" fo:language="en" fo:country="CH"/>
    </style:style>
    <style:style style:name="P30" style:parent-style-name="Standard" style:family="paragraph">
      <style:text-properties style:font-name="Arial" style:font-name-complex="Arial" fo:font-size="12pt" style:font-size-asian="12pt" style:font-size-complex="12pt" fo:background-color="#FFFFFF" fo:language="en" fo:country="CH"/>
    </style:style>
    <style:style style:name="P31" style:parent-style-name="Standard" style:family="paragraph">
      <style:text-properties style:font-name="Arial" style:font-name-complex="Arial" fo:color="#222222" fo:font-size="12pt" style:font-size-asian="12pt" style:font-size-complex="12pt" fo:background-color="#FFFFFF" fo:language="en" fo:country="CH"/>
    </style:style>
    <style:style style:name="T32" style:parent-style-name="Absatz-Standardschriftart" style:family="text">
      <style:text-properties style:font-name="Arial" style:font-name-complex="Arial" fo:color="#222222" fo:font-size="12pt" style:font-size-asian="12pt" style:font-size-complex="12pt" fo:background-color="#FFFFFF" fo:language="en" fo:country="CH"/>
    </style:style>
    <style:style style:name="T33" style:parent-style-name="Hyperlink" style:family="text">
      <style:text-properties style:font-name="Arial" style:font-name-complex="Arial" fo:font-size="12pt" style:font-size-asian="12pt" style:font-size-complex="12pt"/>
    </style:style>
  </office:automatic-styles>
  <office:body>
    <office:text text:use-soft-page-breaks="true">
      <text:p text:style-name="P1">Open Source for a bigger impact</text:p>
      <text:p text:style-name="P2"/>
      <text:p text:style-name="Standard"><text:span text:style-name="T3">Die Erfolge von geoimpact AG sind gleichzeitig auch der Erfolg von<text:s/></text:span><text:a xlink:href="https://www.computerwoche.de/k/linux-und-open-source,3472" office:target-frame-name="_top" xlink:show="replace"><text:span text:style-name="T4">Open<text:s/></text:span><text:span text:style-name="T5">Source Software</text:span></text:a><text:span text:style-name="T6">. Um Innovation und Agilität zu fördern,<text:s/></text:span><text:span text:style-name="T7">will</text:span><text:span text:style-name="T8"><text:s/>user<text:s/></text:span><text:a xlink:href="https://www.watchguard.com/de/wgrd-solutions/regulatory-compliance/race-to-the-gdpr-finish-line?utm_source=powerlinks&amp;utm_medium=display" office:target-frame-name="_top" xlink:show="replace"><text:span text:style-name="T9">Unternehmen</text:span></text:a><text:span text:style-name="T10"><text:s/>jederzeit Anpassungen an</text:span><text:span text:style-name="T11"><text:s/>Code und Geschäftsmodellen vornehmen können. Um sicheres Software und Dienste anbieten zu können, müssen wir in der Lage sein, unseren Quellcode vollständig zu kontrollieren. Geoimpact versucht sich möglicht von Lizenzkpflichten Dritter unabhängig zu mach</text:span><text:span text:style-name="T12">en, weil wir überzeigt sind dass so die Skalierbarkeit der Software-Architekturen, sowie der eigenen Geschäftsmodelle, langfristig sichergestellt sind.</text:span></text:p>
      <text:p text:style-name="P13"/>
      <text:p text:style-name="Standard"><text:span text:style-name="T14">D</text:span><text:span text:style-name="T15">er Einsatz</text:span><text:span text:style-name="T16"><text:s/>von</text:span><text:span text:style-name="T17"><text:s/>quelloffener Software in<text:s/></text:span><text:span text:style-name="T18">geoimpact AG ist<text:s/></text:span><text:span text:style-name="T19">unterstützt und gefördert</text:span><text:span text:style-name="T20">. Aber n</text:span><text:span text:style-name="T21">atürlich geh</text:span><text:span text:style-name="T22">t es nicht um den zwanghaften und ausschließlich Einsatz von Open Source Software. Das wäre Ideologie und die<text:s/></text:span><text:span text:style-name="T23">ist</text:span><text:span text:style-name="T24"><text:s/></text:span><text:span text:style-name="T25">zu dieser Zeit</text:span><text:span text:style-name="T26"><text:s/>der IT<text:s/></text:span><text:span text:style-name="T27">und vor allem in der GIS Branche noch utopisch. Das Entwicklungsteam benutzt Frameworks und Libraries die von Big Pla</text:span><text:span text:style-name="T28">yers wie Microsoft (.net core) oder Facebook (react) entwickelt worden sind und seit Jahren unter der freizügige<text:s/></text:span><text:span text:style-name="T29">MIT-Lizenz publiziert worden sind.</text:span></text:p>
      <text:p text:style-name="P30">Unsere Entwickler bemühen sich, als Teil der Open Source Community, eigene Projekte auf Github zu veröfflentlichen, und andere zu erweitern oder verbessern. Unser Unternehmen hat mit Erfolg OSS im EVG-Prototyp eingesetzt (Leaflet-Karte, Node, React, GeoServer). Unser Beitrag und Engagement an Open Source ist sichtbar auch da wo proprietäre GIS-Lösungen verwendet<text:s/>werden. Als Beispiel finden sie auf unserem Github Repository den Quelltext um Conterra’s Map.apps Plug-ins mit moderne und performante libraries wie React zu erweitern, obwohl sie vom Framework Hersteller noch nicht unterstützt ist.</text:p>
      <text:p text:style-name="P31"/>
      <text:p text:style-name="Standard"><text:span text:style-name="T32">Github:<text:s/></text:span><text:a xlink:href="https://github.com/geoimpact/mapapps-remote-project-blueprint" office:target-frame-name="_top" xlink:show="replace"><text:span text:style-name="T33">https://github.com/geoimpact/mapapps-remote-project-blueprin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useppe Caponetto</meta:initial-creator>
    <dc:creator>Giuseppe Caponetto</dc:creator>
    <meta:creation-date>2018-05-14T08:03:00Z</meta:creation-date>
    <dc:date>2018-05-14T10:39:00Z</dc:date>
    <meta:template xlink:href="Normal.dotm" xlink:type="simple"/>
    <meta:editing-cycles>4</meta:editing-cycles>
    <meta:editing-duration>PT0S</meta:editing-duration>
    <meta:document-statistic meta:page-count="1" meta:paragraph-count="4" meta:word-count="287" meta:character-count="2094" meta:row-count="15" meta:non-whitespace-character-count="1811"/>
  </office:meta>
</office:document-meta>
</file>